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2" style:family="paragraph" style:parent-style-name="Standard" style:list-style-name="WWNum1">
      <style:paragraph-properties fo:margin-top="0cm" fo:margin-bottom="0cm" fo:line-height="100%" fo:background-color="#ffffff">
        <style:background-image/>
      </style:paragraph-properties>
    </style:style>
    <style:style style:name="P3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333333" style:font-name="Segoe UI" fo:font-size="12pt" style:font-name-asian="Times New Roman1" style:font-size-asian="12pt" style:language-asian="bg" style:country-asian="BG" style:font-name-complex="Segoe UI1" style:font-size-complex="12pt"/>
    </style:style>
    <style:style style:name="P4" style:family="paragraph" style:parent-style-name="Standard">
      <style:paragraph-properties fo:margin-top="0cm" fo:margin-bottom="0cm" fo:line-height="100%" fo:background-color="#f7f7f7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5" style:family="paragraph" style:parent-style-name="Standard" style:master-page-name="Standard">
      <style:paragraph-properties fo:margin-top="0cm" fo:margin-bottom="0cm" fo:line-height="100%" style:page-number="auto" fo:background-color="#ffffff">
        <style:background-image/>
      </style:paragraph-properties>
    </style:style>
    <style:style style:name="P6" style:family="paragraph" style:parent-style-name="Standard" style:list-style-name="WWNum1">
      <style:paragraph-properties fo:margin-top="0.049cm" fo:margin-bottom="0cm" fo:line-height="100%" fo:background-color="#ffffff">
        <style:background-image/>
      </style:paragraph-properties>
    </style:style>
    <style:style style:name="P7" style:family="paragraph" style:parent-style-name="Standard">
      <style:paragraph-properties fo:margin-left="1.27cm" fo:margin-right="0cm" fo:margin-top="0cm" fo:margin-bottom="0cm" fo:line-height="100%" fo:text-indent="0cm" style:auto-text-indent="false" fo:background-color="#ffffff">
        <style:background-image/>
      </style:paragraph-properties>
      <style:text-properties fo:color="#333333" style:font-name="Segoe UI" fo:font-size="12pt" style:font-name-asian="Times New Roman1" style:font-size-asian="12pt" style:language-asian="bg" style:country-asian="BG" style:font-name-complex="Segoe UI1" style:font-size-complex="12pt"/>
    </style:style>
    <style:style style:name="T1" style:family="text">
      <style:text-properties fo:color="#333333" style:font-name="Segoe UI" fo:font-size="12pt" style:font-name-asian="Times New Roman1" style:font-size-asian="12pt" style:language-asian="bg" style:country-asian="BG" style:font-name-complex="Segoe UI1" style:font-size-complex="12pt"/>
    </style:style>
    <style:style style:name="T2" style:family="text">
      <style:text-properties fo:color="#333333" style:font-name="Segoe UI" fo:font-size="12pt" fo:language="en" fo:country="US" style:font-name-asian="Times New Roman1" style:font-size-asian="12pt" style:language-asian="bg" style:country-asian="BG" style:font-name-complex="Segoe UI1" style:font-size-complex="12pt"/>
    </style:style>
    <style:style style:name="T3" style:family="text">
      <style:text-properties fo:color="#333333" style:font-name="Consolas" fo:font-size="10pt" style:font-name-asian="Times New Roman1" style:font-size-asian="10pt" style:language-asian="bg" style:country-asian="BG" style:font-name-complex="Consolas1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 A text file </text:span><text:span text:style-name="T3">phones.txt</text:span><text:span text:style-name="T1"> holds information about people, their town and phone number:</text:span></text:p>
      <text:p text:style-name="P4"><text:span text:style-name="T3">Mimi Shmatkata <text:s text:c="9"/>| Plovdiv <text:s/>| 0888 12 34 56</text:span></text:p>
      <text:p text:style-name="P4"><text:span text:style-name="T3">Kireto <text:s text:c="17"/>| Varna <text:s text:c="3"/>| 052 23 45 67</text:span></text:p>
      <text:p text:style-name="P4"><text:span text:style-name="T3">Daniela Ivanova Petrova | Karnobat | 0899 999 888</text:span></text:p>
      <text:p text:style-name="P4"><text:span text:style-name="T3">Bat Gancho <text:s text:c="13"/>| Sofia <text:s text:c="3"/>| 02 946 946 946</text:span></text:p>
      <text:p text:style-name="P1"><text:span text:style-name="T1">Duplicates can occur in people names, towns and phone numbers. Write a program to read the phones file and execute a sequence of commands given in the file </text:span><text:span text:style-name="T3">commands.txt</text:span><text:span text:style-name="T1">:</text:span></text:p>
      <text:list xml:id="list3495934685450970168" text:style-name="WWNum1">
        <text:list-item>
          <text:p text:style-name="P6"><text:span text:style-name="T3">find(name)</text:span><text:span text:style-name="T1"> – display all matching records by given name (first, middle, last or nickname)</text:span></text:p>
        </text:list-item>
        <text:list-item>
          <text:p text:style-name="P2"><text:span text:style-name="T3">find(name, town)</text:span><text:span text:style-name="T1"> – display all matching records by given name and town</text:span></text:p>
        </text:list-item>
        <text:list-item>
          <text:p text:style-name="P2"><text:span text:style-name="T2">serialize(name, filename, serializationType) – serializes all records with the given name into a file with the given filename using the given serialization type (XML, JSON)</text:span><text:bookmark text:name="_GoBack"/></text:p>
        </text:list-item>
      </text:list>
      <text:p text:style-name="P7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bg" fo:country="BG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bg" fo:country="BG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bg" style:country-asian="BG" style:font-name-complex="Times New Roman1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bg" style:country-asian="BG" style:font-name-complex="Courier New2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language-asian="bg" style:country-asian="BG" style:font-name-complex="Courier New2" style:font-size-complex="10pt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</meta:initial-creator>
    <dc:creator>Student</dc:creator>
    <meta:editing-cycles>1</meta:editing-cycles>
    <meta:creation-date>2016-11-10T08:32:00</meta:creation-date>
    <dc:date>2016-11-10T10:32:00</dc:date>
    <meta:editing-duration>PT9S</meta:editing-duration>
    <meta:generator>OpenOffice/4.1.2$Win32 OpenOffice.org_project/412m3$Build-9782</meta:generator>
    <meta:document-statistic meta:table-count="0" meta:image-count="0" meta:object-count="0" meta:page-count="1" meta:paragraph-count="9" meta:word-count="131" meta:character-count="7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